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, sans-serif"/>
    <style:font-face style:name="Segoe UI" svg:font-family="'Segoe UI', Tahoma, Verdana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Segoe UI" fo:font-size="6pt" fo:font-style="normal" fo:font-weight="normal"/>
    </style:style>
    <style:style style:name="P2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Segoe UI" fo:font-size="6pt" fo:font-style="normal" fo:font-weight="normal" officeooo:paragraph-rsid="0000182b"/>
    </style:style>
    <style:style style:name="P3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Segoe UI" fo:font-size="6pt" fo:font-style="normal" fo:font-weight="normal" officeooo:rsid="0000182b" officeooo:paragraph-rsid="00002657" style:font-weight-asian="normal" style:font-weight-complex="normal"/>
    </style:style>
    <style:style style:name="P4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fo:font-variant="normal" fo:text-transform="none"/>
    </style:style>
    <style:style style:name="T1" style:family="text">
      <style:text-properties style:font-name="Liberation Serif1" fo:font-size="12pt"/>
    </style:style>
    <style:style style:name="T2" style:family="text">
      <style:text-properties style:font-name="Liberation Serif1" fo:font-size="12pt" fo:font-weight="bold"/>
    </style:style>
    <style:style style:name="T3" style:family="text">
      <style:text-properties style:font-name="Liberation Serif1" fo:font-size="12pt" officeooo:rsid="0000182b"/>
    </style:style>
    <style:style style:name="T4" style:family="text">
      <style:text-properties style:font-name="Liberation Serif1" fo:font-size="12pt" fo:font-style="normal" fo:font-weight="normal"/>
    </style:style>
    <style:style style:name="T5" style:family="text">
      <style:text-properties style:font-name="Liberation Serif1" fo:font-size="12pt" fo:font-style="normal" fo:font-weight="normal" officeooo:rsid="0000182b"/>
    </style:style>
    <style:style style:name="T6" style:family="text">
      <style:text-properties style:font-name="Liberation Serif1" fo:font-size="12pt" officeooo:rsid="0000265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dministration :</text:span></text:p>
      <text:p text:style-name="P1"><text:span text:style-name="T1">En tant que </text:span><text:span text:style-name="T3">secrétaire</text:span><text:span text:style-name="T1">, je veux voir une liste des différents plannings, afin de les consulter.</text:span> </text:p>
      <text:p text:style-name="P1"><text:span text:style-name="T1">En tant que </text:span><text:span text:style-name="T3">secrétaire</text:span><text:span text:style-name="T1">, je veux qu'il soit possible de mettre à jour les plannings, (afin qu'ils restent à jour).</text:span> </text:p>
      <text:p text:style-name="P1"><text:span text:style-name="T1">En tant que </text:span><text:span text:style-name="T3">secrétaire</text:span><text:span text:style-name="T1">, je veux pouvoir valider une modification, afin de la rendre active.</text:span> </text:p>
      <text:p text:style-name="P1"><text:span text:style-name="T1">En tant que </text:span><text:span text:style-name="T3">secrétaire</text:span><text:span text:style-name="T1">, je veux être informé des différents conflits, afin de les actualiser.</text:span> </text:p>
      <text:p text:style-name="P1"><text:span text:style-name="T1">En tant que </text:span><text:span text:style-name="T3">secrétaire</text:span><text:span text:style-name="T1">, je veux que des solutions aux conflits me soient proposées, afin de les résoudre.</text:span> </text:p>
      <text:p text:style-name="P1"><text:span text:style-name="T1">En tant que </text:span><text:span text:style-name="T3">secrétaire</text:span><text:span text:style-name="T1">, je veux être informé si aucune solution à un conflit n'est possible.</text:span> </text:p>
      <text:p text:style-name="P1"><text:span text:style-name="T1">En tant que </text:span><text:span text:style-name="T3">secrétaire</text:span><text:span text:style-name="T1">, je veux qu'il soit possible de modifier le statut (absent/présent?) des membres du personnel, afin de pouvoir gérer leur absence.</text:span></text:p>
      <text:p text:style-name="P1"><text:span text:style-name="T1">En tant que </text:span><text:span text:style-name="T3">secrétaire</text:span><text:span text:style-name="T1">, je veux pouvoir créer des nouveaux profils, afin de rajouter des nouveaux membres du personnel.</text:span> </text:p>
      <text:p text:style-name="P1"><text:span text:style-name="T1">En tant que </text:span><text:span text:style-name="T3">secrétaire</text:span><text:span text:style-name="T1">, je veux pouvoir valider ou rejeter une modification proposer par un membre du personnel. </text:span> </text:p>
      <text:p text:style-name="P1"><text:span text:style-name="T1">En tant que </text:span><text:span text:style-name="T3">secrétaire,</text:span><text:span text:style-name="T1"> je peux ajouter une nouvelle activité.</text:span></text:p>
      <text:p text:style-name="P1"><text:span text:style-name="T1">En tant que </text:span><text:span text:style-name="T3">secrétaire</text:span><text:span text:style-name="T1">, je peux modifier le lieu d'une activité. </text:span></text:p>
      <text:p text:style-name="P1"><text:span text:style-name="T1">En tant que </text:span><text:span text:style-name="T3">secrétaire</text:span><text:span text:style-name="T1">, je peux définir un nombre d'enfants maximum pour une activité.</text:span></text:p>
      <text:p text:style-name="P4"><text:span text:style-name="T4">En tant que </text:span><text:span text:style-name="T5">secrétaire</text:span><text:span text:style-name="T4">, je peux affecter un membre du personnel à une activité. </text:span></text:p>
      <text:p text:style-name="P3"><text:span text:style-name="T1">En tant que secrétaire, je veux imprimer </text:span><text:span text:style-name="T6">tous les plannings séparément.</text:span><text:span text:style-name="T1"> </text:span></text:p>
      <text:p text:style-name="P1"><text:span text:style-name="T2">Membre du personnel (=Soignants, enseignants, éducateurs, rééducateurs) :</text:span> </text:p>
      <text:p text:style-name="P1"><text:span text:style-name="T1">En tant que membre du personnel, je peux consulter mon planning.</text:span> </text:p>
      <text:p text:style-name="P1"><text:span text:style-name="T1">En tant que membre du personnel, je peux consulter le planning d'un enfant.</text:span> </text:p>
      <text:p text:style-name="P1"><text:span text:style-name="T1">En tant que membre du personnel, je peux consulter le planning des médecins, éducateurs, enseignants, soignants, pour collaborer avec eux de manière efficace.</text:span></text:p>
      <text:p text:style-name="P2"><text:span text:style-name="T1">En tant que membre du personnel, je peux consulter le planning </text:span><text:span text:style-name="T3">des salles.</text:span></text:p>
      <text:p text:style-name="P4"> </text:p>
      <text:p text:style-name="P1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, sans-serif"/>
    <style:font-face style:name="Segoe UI" svg:font-family="'Segoe UI', Tahoma, Verdana, 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bila </meta:initial-creator>
    <meta:creation-date>2015-10-12T15:51:45.696723418</meta:creation-date>
    <dc:date>2015-10-12T16:10:21.671867073</dc:date>
    <dc:creator>obila </dc:creator>
    <meta:editing-duration>PT2M45S</meta:editing-duration>
    <meta:editing-cycles>1</meta:editing-cycles>
    <meta:document-statistic meta:table-count="0" meta:image-count="0" meta:object-count="0" meta:page-count="1" meta:paragraph-count="21" meta:word-count="291" meta:character-count="1811" meta:non-whitespace-character-count="1524"/>
    <meta:generator>LibreOffice/4.3.3.2$Linux_X86_64 LibreOffice_project/430m0$Build-2</meta:generator>
  </office:meta>
</office:document-meta>
</file>